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c40e" officeooo:paragraph-rsid="0008c40e"/>
    </style:style>
    <style:style style:name="P2" style:family="paragraph" style:parent-style-name="Standard">
      <style:text-properties officeooo:rsid="000941ec" officeooo:paragraph-rsid="000941ec"/>
    </style:style>
    <style:style style:name="P3" style:family="paragraph" style:parent-style-name="Standard">
      <style:text-properties officeooo:rsid="0009bfca" officeooo:paragraph-rsid="0009bfca"/>
    </style:style>
    <style:style style:name="P4" style:family="paragraph" style:parent-style-name="Standard">
      <style:text-properties officeooo:rsid="000b68ed" officeooo:paragraph-rsid="000b68ed"/>
    </style:style>
    <style:style style:name="P5" style:family="paragraph" style:parent-style-name="Standard">
      <style:text-properties style:text-position="0% 100%" officeooo:rsid="000941ec" officeooo:paragraph-rsid="000941ec"/>
    </style:style>
    <style:style style:name="P6" style:family="paragraph" style:parent-style-name="Standard">
      <style:text-properties officeooo:rsid="000b68ed" officeooo:paragraph-rsid="000b68ed"/>
    </style:style>
    <style:style style:name="P7" style:family="paragraph" style:parent-style-name="Standard">
      <style:text-properties officeooo:rsid="000c640c" officeooo:paragraph-rsid="000c640c"/>
    </style:style>
    <style:style style:name="P8" style:family="paragraph" style:parent-style-name="Standard">
      <style:text-properties officeooo:rsid="0008c40e" officeooo:paragraph-rsid="0008c40e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c640c" officeooo:paragraph-rsid="000c640c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0b68ed"/>
    </style:style>
    <style:style style:name="T4" style:family="text">
      <style:text-properties officeooo:rsid="0009bf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eam Meeting Summary</text:p>
      <text:p text:style-name="P1"/>
      <text:p text:style-name="P1">Before March we didn't have any out of class meetings. <text:s/>During this time we configured our development environments, chose potential bugs, and began looking through the code individually. <text:s/>Most of our work was done outside of class, <text:span text:style-name="T4">individually, with the support of each other through texting</text:span>. <text:s/>Our team meetings were mostly to check up on each other and make sure everything was running smoothly. <text:s/>In general we would choose a bug together then start working on the same one individually. <text:s/>If any of us had questions we would text each other to get answers <text:span text:style-name="T4">and help each other find where it is located</text:span>. <text:s/>The majority of the time one of us would finish it before the other then we would move on to the next bug. <text:s/></text:p>
      <text:p text:style-name="P1"/>
      <text:p text:style-name="P1"/>
      <text:p text:style-name="P2">March 24<text:span text:style-name="T1">th</text:span></text:p>
      <text:p text:style-name="P2"/>
      <text:p text:style-name="P3">Today we met and confirmed that one bug was fixed. <text:s/>We discussed which bug to begin looking at next, and this concluded our meeting.</text:p>
      <text:p text:style-name="P2"/>
      <text:p text:style-name="P3">April 2<text:span text:style-name="T1">nd</text:span> </text:p>
      <text:p text:style-name="P3"/>
      <text:p text:style-name="P3">Today we met to discuss if we should continue working on a bug that we discovered was already solved. <text:s/>One of our options was to find another solution but we decided against it and it find a new bug. <text:s/>We spent some time searching and chose a new bug.</text:p>
      <text:p text:style-name="P3"/>
      <text:p text:style-name="P3"/>
      <text:p text:style-name="P2">April 7<text:span text:style-name="T1">th</text:span></text:p>
      <text:p text:style-name="P2"/>
      <text:p text:style-name="P4">Earlier this week we solved two more bugs. <text:s/>We discussed which bug to look at next and started brainstorming about how we would like to present the final.</text:p>
      <text:p text:style-name="P2"/>
      <text:p text:style-name="P5"/>
      <text:p text:style-name="P2"><text:span text:style-name="T2">April 9</text:span><text:span text:style-name="T1">th</text:span></text:p>
      <text:p text:style-name="P2"/>
      <text:p text:style-name="P4">At this point we have solved 4 bugs. <text:s/>Our last bug we decided that we need to find a new one so we began searching but have yet to pick it. <text:s/>We also planned to finish the majority of our final power point by next Thursday. <text:s/>We created a Google drive and started a power point by making headers for specific slides.</text:p>
      <text:p text:style-name="P2"/>
      <text:p text:style-name="P2"><text:span text:style-name="T2">April 1</text:span><text:span text:style-name="T3">6</text:span><text:span text:style-name="T1">th</text:span></text:p>
      <text:p text:style-name="P2"/>
      <text:p text:style-name="P4">This was a team meeting day. <text:s/>After our evaluation we also discussed the final power point more. <text:s/>We planned to finish it by the end of the weekend. <text:s/>We still have one bug left and continued looking for a good bug to fix.</text:p>
      <text:p text:style-name="P4"/>
      <text:p text:style-name="P7">May 2<text:span text:style-name="T1">nd</text:span> </text:p>
      <text:p text:style-name="P7"/>
      <text:p text:style-name="P7">Today we met and finished the power point. <text:s/>We also put all of the required material on to the flash drive and did a few practice runs for the presentation.</text:p>
      <text:p text:style-name="P5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15:37:42.114849054</meta:creation-date>
    <dc:date>2015-05-02T17:15:39.671824452</dc:date>
    <meta:editing-duration>PT8M17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2" meta:paragraph-count="14" meta:word-count="377" meta:character-count="2017" meta:non-whitespace-character-count="1633"/>
  </office:meta>
</office:document-meta>
</file>